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60.05mm" svg:height="89.96mm" svg:x="145.12mm" svg:y="17.7mm">
            <loext:p draw:notify-on-update-of-ranges="Sheet1.A1:Sheet1.A1 Sheet1.A2:Sheet1.A39 Sheet1.B1:Sheet1.B1 Sheet1.B2:Sheet1.B39 Sheet1.A1:Sheet1.A1 Sheet1.A2:Sheet1.A39 Sheet1.E1:Sheet1.E1 Sheet1.E2:Sheet1.E3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PIVOT_SEQ</text:p>
          </table:table-cell>
          <table:table-cell table:number-columns-repeated="2"/>
          <table:table-cell office:value-type="string" calcext:value-type="string">
            <text:p>PIVOT_PRAM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0.0000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1847" calcext:value-type="float">
            <text:p>0.00184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3152" calcext:value-type="float">
            <text:p>0.00315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13587" calcext:value-type="float">
            <text:p>0.01358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23949" calcext:value-type="float">
            <text:p>0.02394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48277" calcext:value-type="float">
            <text:p>0.048277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47832" calcext:value-type="float">
            <text:p>0.04783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103768" calcext:value-type="float">
            <text:p>0.103768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0.096249" calcext:value-type="float">
            <text:p>0.09624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99729" calcext:value-type="float">
            <text:p>0.199729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172272" calcext:value-type="float">
            <text:p>0.17227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346498" calcext:value-type="float">
            <text:p>0.346498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0.299383" calcext:value-type="float">
            <text:p>0.29938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553028" calcext:value-type="float">
            <text:p>0.553028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0.444656" calcext:value-type="float">
            <text:p>0.44465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835906" calcext:value-type="float">
            <text:p>0.835906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0.654631" calcext:value-type="float">
            <text:p>0.65463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.193536" calcext:value-type="float">
            <text:p>1.193536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0.928757" calcext:value-type="float">
            <text:p>0.92875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626817" calcext:value-type="float">
            <text:p>1.626817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.393999" calcext:value-type="float">
            <text:p>1.393999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.170218" calcext:value-type="float">
            <text:p>2.170218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1.838448" calcext:value-type="float">
            <text:p>1.83844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.81547" calcext:value-type="float">
            <text:p>2.81547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2.178785" calcext:value-type="float">
            <text:p>2.17878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3.58135" calcext:value-type="float">
            <text:p>3.58135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2.750634" calcext:value-type="float">
            <text:p>2.75063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4.509953" calcext:value-type="float">
            <text:p>4.509953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3.776111" calcext:value-type="float">
            <text:p>3.77611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.510939" calcext:value-type="float">
            <text:p>5.510939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6.28426" calcext:value-type="float">
            <text:p>6.2842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6.663153" calcext:value-type="float">
            <text:p>6.663153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6.061978" calcext:value-type="float">
            <text:p>6.06197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9.518762" calcext:value-type="float">
            <text:p>9.518762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8.699561" calcext:value-type="float">
            <text:p>8.699561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1.166607" calcext:value-type="float">
            <text:p>11.166607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11.140706" calcext:value-type="float">
            <text:p>11.14070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3.393177" calcext:value-type="float">
            <text:p>13.393177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2.146508" calcext:value-type="float">
            <text:p>12.146508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5.361895" calcext:value-type="float">
            <text:p>15.361895</text:p>
          </table:table-cell>
          <table:table-cell/>
          <table:table-cell office:value-type="float" office:value="2100" calcext:value-type="float">
            <text:p>2100</text:p>
          </table:table-cell>
          <table:table-cell office:value-type="float" office:value="13.128272" calcext:value-type="float">
            <text:p>13.128272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7.215669" calcext:value-type="float">
            <text:p>17.215669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16.486133" calcext:value-type="float">
            <text:p>16.486133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9.685158" calcext:value-type="float">
            <text:p>19.685158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float" office:value="15.727448" calcext:value-type="float">
            <text:p>15.727448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3.127505" calcext:value-type="float">
            <text:p>23.127505</text:p>
          </table:table-cell>
          <table:table-cell/>
          <table:table-cell office:value-type="float" office:value="2400" calcext:value-type="float">
            <text:p>2400</text:p>
          </table:table-cell>
          <table:table-cell office:value-type="float" office:value="18.536365" calcext:value-type="float">
            <text:p>18.53636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5.546922" calcext:value-type="float">
            <text:p>25.546922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21.039332" calcext:value-type="float">
            <text:p>21.039332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9.077251" calcext:value-type="float">
            <text:p>29.077251</text:p>
          </table:table-cell>
          <table:table-cell/>
          <table:table-cell office:value-type="float" office:value="2600" calcext:value-type="float">
            <text:p>2600</text:p>
          </table:table-cell>
          <table:table-cell office:value-type="float" office:value="23.446018" calcext:value-type="float">
            <text:p>23.446018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31.709939" calcext:value-type="float">
            <text:p>31.709939</text:p>
          </table:table-cell>
          <table:table-cell/>
          <table:table-cell office:value-type="float" office:value="2700" calcext:value-type="float">
            <text:p>2700</text:p>
          </table:table-cell>
          <table:table-cell office:value-type="float" office:value="26.415484" calcext:value-type="float">
            <text:p>26.415484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35.33393" calcext:value-type="float">
            <text:p>35.33393</text:p>
          </table:table-cell>
          <table:table-cell/>
          <table:table-cell office:value-type="float" office:value="2800" calcext:value-type="float">
            <text:p>2800</text:p>
          </table:table-cell>
          <table:table-cell office:value-type="float" office:value="29.312577" calcext:value-type="float">
            <text:p>29.312577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4.638725" calcext:value-type="float">
            <text:p>44.638725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35.876225" calcext:value-type="float">
            <text:p>35.87622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8.744148" calcext:value-type="float">
            <text:p>48.744148</text:p>
          </table:table-cell>
          <table:table-cell/>
          <table:table-cell office:value-type="float" office:value="3100" calcext:value-type="float">
            <text:p>3100</text:p>
          </table:table-cell>
          <table:table-cell office:value-type="float" office:value="39.772179" calcext:value-type="float">
            <text:p>39.772179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52.977152" calcext:value-type="float">
            <text:p>52.977152</text:p>
          </table:table-cell>
          <table:table-cell/>
          <table:table-cell office:value-type="float" office:value="3200" calcext:value-type="float">
            <text:p>3200</text:p>
          </table:table-cell>
          <table:table-cell office:value-type="float" office:value="43.374276" calcext:value-type="float">
            <text:p>43.374276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58.707026" calcext:value-type="float">
            <text:p>58.707026</text:p>
          </table:table-cell>
          <table:table-cell/>
          <table:table-cell office:value-type="float" office:value="3300" calcext:value-type="float">
            <text:p>3300</text:p>
          </table:table-cell>
          <table:table-cell office:value-type="float" office:value="48.79541" calcext:value-type="float">
            <text:p>48.79541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68.868583" calcext:value-type="float">
            <text:p>68.868583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float" office:value="56.826982" calcext:value-type="float">
            <text:p>56.826982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74.831133" calcext:value-type="float">
            <text:p>74.831133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61.689017" calcext:value-type="float">
            <text:p>61.689017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81.164913" calcext:value-type="float">
            <text:p>81.164913</text:p>
          </table:table-cell>
          <table:table-cell/>
          <table:table-cell office:value-type="float" office:value="3700" calcext:value-type="float">
            <text:p>3700</text:p>
          </table:table-cell>
          <table:table-cell office:value-type="float" office:value="67.140723" calcext:value-type="float">
            <text:p>67.140723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93.185771" calcext:value-type="float">
            <text:p>93.185771</text:p>
          </table:table-cell>
          <table:table-cell/>
          <table:table-cell office:value-type="float" office:value="3800" calcext:value-type="float">
            <text:p>3800</text:p>
          </table:table-cell>
          <table:table-cell office:value-type="float" office:value="72.324182" calcext:value-type="float">
            <text:p>72.324182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102.239023" calcext:value-type="float">
            <text:p>102.239023</text:p>
          </table:table-cell>
          <table:table-cell/>
          <table:table-cell office:value-type="float" office:value="3900" calcext:value-type="float">
            <text:p>3900</text:p>
          </table:table-cell>
          <table:table-cell office:value-type="float" office:value="79.339375" calcext:value-type="float">
            <text:p>79.33937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9.700099" calcext:value-type="float">
            <text:p>109.700099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84.598582" calcext:value-type="float">
            <text:p>84.5985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22:14:50.542193643</meta:creation-date>
    <dc:date>2017-11-30T22:20:02.518516685</dc:date>
    <meta:editing-duration>PT5M12S</meta:editing-duration>
    <meta:editing-cycles>1</meta:editing-cycles>
    <meta:document-statistic meta:table-count="1" meta:cell-count="154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3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3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6cm" svg:height="8.997cm" xlink:href=".." xlink:type="simple" chart:class="chart:scatter" chart:style-name="ch1">
        <chart:legend chart:legend-position="end" svg:x="12.413cm" svg:y="3.95cm" style:legend-expansion="high" chart:style-name="ch2"/>
        <chart:plot-area chart:style-name="ch3" table:cell-range-address="Sheet1.A1:Sheet1.B39 Sheet1.E1:Sheet1.E39" chart:data-source-has-labels="row" svg:x="0.32cm" svg:y="0.179cm" svg:width="11.773cm" svg:height="8.639cm">
          <chartooo:coordinate-region svg:x="0.941cm" svg:y="0.378cm" svg:width="10.594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39" chart:label-cell-address="Sheet1.B1:Sheet1.B1" chart:class="chart:scatter">
            <chart:domain table:cell-range-address="Sheet1.A2:Sheet1.A39"/>
            <chart:data-point chart:repeated="38"/>
          </chart:series>
          <chart:series chart:style-name="ch7" chart:values-cell-range-address="Sheet1.E2:Sheet1.E39" chart:label-cell-address="Sheet1.E1:Sheet1.E1" chart:class="chart:scatter">
            <chart:data-point chart:repeated="3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IVOT_SEQ</text:p>
                <draw:g>
                  <svg:desc>Sheet1.B1:Sheet1.B1</svg:desc>
                </draw:g>
              </table:table-cell>
              <table:table-cell office:value-type="string">
                <text:p>PIVOT_PRAM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39</svg:desc>
                </draw:g>
              </table:table-cell>
              <table:table-cell office:value-type="float" office:value="0">
                <text:p>0</text:p>
                <draw:g>
                  <svg:desc>Sheet1.B2:Sheet1.B39</svg:desc>
                </draw:g>
              </table:table-cell>
              <table:table-cell office:value-type="float" office:value="0.000002">
                <text:p>0.000002</text:p>
                <draw:g>
                  <svg:desc>Sheet1.E2:Sheet1.E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001847">
                <text:p>0.001847</text:p>
              </table:table-cell>
              <table:table-cell office:value-type="float" office:value="0.003152">
                <text:p>0.0031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0.013587">
                <text:p>0.013587</text:p>
              </table:table-cell>
              <table:table-cell office:value-type="float" office:value="0.023949">
                <text:p>0.0239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0.048277">
                <text:p>0.048277</text:p>
              </table:table-cell>
              <table:table-cell office:value-type="float" office:value="0.047832">
                <text:p>0.0478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0.103768">
                <text:p>0.103768</text:p>
              </table:table-cell>
              <table:table-cell office:value-type="float" office:value="0.096249">
                <text:p>0.0962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0.199729">
                <text:p>0.199729</text:p>
              </table:table-cell>
              <table:table-cell office:value-type="float" office:value="0.172272">
                <text:p>0.1722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">
                <text:p>600</text:p>
              </table:table-cell>
              <table:table-cell office:value-type="float" office:value="0.346498">
                <text:p>0.346498</text:p>
              </table:table-cell>
              <table:table-cell office:value-type="float" office:value="0.299383">
                <text:p>0.2993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">
                <text:p>700</text:p>
              </table:table-cell>
              <table:table-cell office:value-type="float" office:value="0.553028">
                <text:p>0.553028</text:p>
              </table:table-cell>
              <table:table-cell office:value-type="float" office:value="0.444656">
                <text:p>0.4446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">
                <text:p>800</text:p>
              </table:table-cell>
              <table:table-cell office:value-type="float" office:value="0.835906">
                <text:p>0.835906</text:p>
              </table:table-cell>
              <table:table-cell office:value-type="float" office:value="0.654631">
                <text:p>0.6546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">
                <text:p>900</text:p>
              </table:table-cell>
              <table:table-cell office:value-type="float" office:value="1.193536">
                <text:p>1.193536</text:p>
              </table:table-cell>
              <table:table-cell office:value-type="float" office:value="0.928757">
                <text:p>0.9287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1.626817">
                <text:p>1.626817</text:p>
              </table:table-cell>
              <table:table-cell office:value-type="float" office:value="1.393999">
                <text:p>1.3939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">
                <text:p>1100</text:p>
              </table:table-cell>
              <table:table-cell office:value-type="float" office:value="2.170218">
                <text:p>2.170218</text:p>
              </table:table-cell>
              <table:table-cell office:value-type="float" office:value="1.838448">
                <text:p>1.8384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">
                <text:p>1200</text:p>
              </table:table-cell>
              <table:table-cell office:value-type="float" office:value="2.81547">
                <text:p>2.81547</text:p>
              </table:table-cell>
              <table:table-cell office:value-type="float" office:value="2.178785">
                <text:p>2.1787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">
                <text:p>1300</text:p>
              </table:table-cell>
              <table:table-cell office:value-type="float" office:value="3.58135">
                <text:p>3.58135</text:p>
              </table:table-cell>
              <table:table-cell office:value-type="float" office:value="2.750634">
                <text:p>2.7506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">
                <text:p>1400</text:p>
              </table:table-cell>
              <table:table-cell office:value-type="float" office:value="4.509953">
                <text:p>4.509953</text:p>
              </table:table-cell>
              <table:table-cell office:value-type="float" office:value="3.776111">
                <text:p>3.7761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">
                <text:p>1500</text:p>
              </table:table-cell>
              <table:table-cell office:value-type="float" office:value="5.510939">
                <text:p>5.510939</text:p>
              </table:table-cell>
              <table:table-cell office:value-type="float" office:value="6.28426">
                <text:p>6.284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">
                <text:p>1600</text:p>
              </table:table-cell>
              <table:table-cell office:value-type="float" office:value="6.663153">
                <text:p>6.663153</text:p>
              </table:table-cell>
              <table:table-cell office:value-type="float" office:value="6.061978">
                <text:p>6.0619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9.518762">
                <text:p>9.518762</text:p>
              </table:table-cell>
              <table:table-cell office:value-type="float" office:value="8.699561">
                <text:p>8.6995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11.166607">
                <text:p>11.166607</text:p>
              </table:table-cell>
              <table:table-cell office:value-type="float" office:value="11.140706">
                <text:p>11.1407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13.393177">
                <text:p>13.393177</text:p>
              </table:table-cell>
              <table:table-cell office:value-type="float" office:value="12.146508">
                <text:p>12.1465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15.361895">
                <text:p>15.361895</text:p>
              </table:table-cell>
              <table:table-cell office:value-type="float" office:value="13.128272">
                <text:p>13.1282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17.215669">
                <text:p>17.215669</text:p>
              </table:table-cell>
              <table:table-cell office:value-type="float" office:value="16.486133">
                <text:p>16.4861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19.685158">
                <text:p>19.685158</text:p>
              </table:table-cell>
              <table:table-cell office:value-type="float" office:value="15.727448">
                <text:p>15.7274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23.127505">
                <text:p>23.127505</text:p>
              </table:table-cell>
              <table:table-cell office:value-type="float" office:value="18.536365">
                <text:p>18.5363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25.546922">
                <text:p>25.546922</text:p>
              </table:table-cell>
              <table:table-cell office:value-type="float" office:value="21.039332">
                <text:p>21.0393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29.077251">
                <text:p>29.077251</text:p>
              </table:table-cell>
              <table:table-cell office:value-type="float" office:value="23.446018">
                <text:p>23.4460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31.709939">
                <text:p>31.709939</text:p>
              </table:table-cell>
              <table:table-cell office:value-type="float" office:value="26.415484">
                <text:p>26.4154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35.33393">
                <text:p>35.33393</text:p>
              </table:table-cell>
              <table:table-cell office:value-type="float" office:value="29.312577">
                <text:p>29.3125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00">
                <text:p>3000</text:p>
              </table:table-cell>
              <table:table-cell office:value-type="float" office:value="44.638725">
                <text:p>44.638725</text:p>
              </table:table-cell>
              <table:table-cell office:value-type="float" office:value="35.876225">
                <text:p>35.8762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00">
                <text:p>3100</text:p>
              </table:table-cell>
              <table:table-cell office:value-type="float" office:value="48.744148">
                <text:p>48.744148</text:p>
              </table:table-cell>
              <table:table-cell office:value-type="float" office:value="39.772179">
                <text:p>39.7721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00">
                <text:p>3200</text:p>
              </table:table-cell>
              <table:table-cell office:value-type="float" office:value="52.977152">
                <text:p>52.977152</text:p>
              </table:table-cell>
              <table:table-cell office:value-type="float" office:value="43.374276">
                <text:p>43.3742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00">
                <text:p>3300</text:p>
              </table:table-cell>
              <table:table-cell office:value-type="float" office:value="58.707026">
                <text:p>58.707026</text:p>
              </table:table-cell>
              <table:table-cell office:value-type="float" office:value="48.79541">
                <text:p>48.795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00">
                <text:p>3500</text:p>
              </table:table-cell>
              <table:table-cell office:value-type="float" office:value="68.868583">
                <text:p>68.868583</text:p>
              </table:table-cell>
              <table:table-cell office:value-type="float" office:value="56.826982">
                <text:p>56.8269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00">
                <text:p>3600</text:p>
              </table:table-cell>
              <table:table-cell office:value-type="float" office:value="74.831133">
                <text:p>74.831133</text:p>
              </table:table-cell>
              <table:table-cell office:value-type="float" office:value="61.689017">
                <text:p>61.6890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00">
                <text:p>3700</text:p>
              </table:table-cell>
              <table:table-cell office:value-type="float" office:value="81.164913">
                <text:p>81.164913</text:p>
              </table:table-cell>
              <table:table-cell office:value-type="float" office:value="67.140723">
                <text:p>67.1407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00">
                <text:p>3800</text:p>
              </table:table-cell>
              <table:table-cell office:value-type="float" office:value="93.185771">
                <text:p>93.185771</text:p>
              </table:table-cell>
              <table:table-cell office:value-type="float" office:value="72.324182">
                <text:p>72.3241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00">
                <text:p>3900</text:p>
              </table:table-cell>
              <table:table-cell office:value-type="float" office:value="102.239023">
                <text:p>102.239023</text:p>
              </table:table-cell>
              <table:table-cell office:value-type="float" office:value="79.339375">
                <text:p>79.3393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00">
                <text:p>4000</text:p>
              </table:table-cell>
              <table:table-cell office:value-type="float" office:value="109.700099">
                <text:p>109.700099</text:p>
              </table:table-cell>
              <table:table-cell office:value-type="float" office:value="84.598582">
                <text:p>84.5985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